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inleitung</text:p>
      <text:p text:style-name="Standard">Code One</text:p>
      <text:p text:style-name="Standard">Mein Berufspraktikum habe ich in der Code One GmbH absolviert. Dieses noch sehr junge Unternehmen beschäftigt sich mit dem Live Streamen von Videoaufnamen. Die Firma wurde im Februar 2010 gegründet und hat ihren Firmensitz in Düsseldorf. Es ist ein Inhabergeführtes Unternehmen. Das Ziel der GmbH ist es mobiles Live Video Streaming so einfach, flexibel und zuverlässig wie möglich zu gestalten und das egal wo man sich gerade befindet. </text:p>
      <text:p text:style-name="Standard"/>
      <text:p text:style-name="Standard">Produkt</text:p>
      <text:p text:style-name="Standard">Die Firma entwickelt verschiedene Gerätschaften um dieses Videostreamen zu erleichtern doch das Hauptaugenmerk liegt auf dem sogenanntes Backpack Kit. Dieses Produkt hat viele bezeichnungen,sie meinen aber alle das selbe. Dieser auch genannte Router beinhaltet einen Encoder, der das eingehende Videosignal bearbeitet und gegebenenfalls auch teilt. Zudem enthält dieser Encoder auch neben den verschiedenen Anschlüssen für Videosignale, USB und Ähnlichem mehrere sogenannte Module. Diese ermöglichen das Versenden des encodierten Videosignals ins Internet über DSL (Ethernetanschluss) oder auch über das Handynetz (UMTS). Gesteuert wird das Produkt über die selbst entwickelte Software durch ein kleines Touchdisplay, welches ca. 7 Zoll groß ist. Um die Mobilität des Backpacks zu gewährleisten, kann es durch 2 handelsübliche Kameraakkus betrieben werden.</text:p>
      <text:p text:style-name="Standard"/>
      <text:p text:style-name="Standard">Prinzip</text:p>
      <text:p text:style-name="Standard">Das Prinzip des Live Videostreamens von Code One ist recht simple. Man startet den „Rucksack“ und schließt eine oder mehrere Kameras an das Gerät. Das Backpack encodiert das eingehende Signal live zu h264 und splittet es auf bis zu 6 Signalteile auf. Diese werden danach über die Module per UMTS oder DSL an ein Rechenzentrum geschickt, welches die Signalteile wieder zusammenführt. Nun ist das Videosignal der Kamera wieder komplett und kann von jeder beliebigen Webseite aus aufgerufen werden.</text:p>
      <text:p text:style-name="Standard"/>
      <text:p text:style-name="Standard"/>
      <text:p text:style-name="Standard">Die Webcontrol, die ich in meinem Praktikum bearbeitet habe, ermöglicht eine Fernwartung von <text:s/>Module eines Routers von Code One. Die Module werden zum verschicken eines Videosignals benutzt. Dieses Videosignal kann beispielsweise von einer Kamera stammen die an den Router angeschlossen ist. Dieses Signal wird im Router zu dem Format h264 encodiert, weswegen er auch als Encoder bekannt ist. Nach dem Encodieren werden die Daten auf bis zu 6 einzelne Signale „aufgesplittet“ und über die erwähnten Module per Ethernetanschluss an das Internet versendet. Dies ist auch über UMTS möglich. So ist eine viel höhere Mobilität gegeben, da zusätzlich das Gerät per Akku betrieben werden kann. Dies ist, nebenbei erwähnt, zur Zeit noch einzigartig. Das Videosignal wird also versendet und zwar zu einem hauseigenem Rechenzentrum, welches die einzelnen Daten wieder zum vollständigem Signal zusammenführt. Nach dem Decodieren kann Video von jeder Webseite im Internet abgerufen werden. Das Konzept ist dabei das Live-Streamen so einfach, zuverlässig und mobil wie möglich zu ermöglichen. Um bestimmte Einstellungen vor Ort oder auch per Fernzugriff zu ermöglichen wird die Webcontrol dazu eingesetzt, das verhalten der Module zu steuern, die die Daten des Gerätes versenden. Die Webcontrol habe ich in einem recht schlichten, nicht benutzerfreundlichen Aufbau bekommen. So war meine erste Aufgabe es die Seite allgemein zu verschönern und die Elemente nebeneinander auszurichten, so dass die Buttons (Hyperlinks) , die die Befehle versenden, neben den Graphen zu sehen sind. Als Hintergrund habe ich einen Verlauf von dunkel orange zu transparent gewählt. Die Buttons habe ich ebenfalls Orange gestaltet und einen Rahmen mit 2 Farben drum herum anzeigen lassen, sodass man wirklich das gefühlt hat es wären Buttons statt Hyperlinks. Die Graphen selbst habe ich nicht umgestaltet , nur die Farben der Legende jedes Graphen habe ich <text:s/>etwas verändert. <text:s/>Realisiert habe ich das alles hauptsächlich mit CSS einen Stylesheet für HTML der Hauptsächlich dazu dient HTML-Seiten effizient zu verschönern. Zur Ausrichtung habe ich alle Möglichkeiten mit div, span und Tabellen <text:soft-page-break/>tags ausgenutz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3 </meta:initial-creator>
    <meta:creation-date>2011-04-04T08:04:01</meta:creation-date>
    <dc:date>2011-04-12T15:58:03.07</dc:date>
    <meta:editing-duration>PT1H27M19S</meta:editing-duration>
    <meta:editing-cycles>12</meta:editing-cycles>
    <meta:generator>LibreOffice/3.3$Win32 LibreOffice_project/330m19$Build-8</meta:generator>
    <meta:document-statistic meta:table-count="0" meta:image-count="0" meta:object-count="0" meta:page-count="2" meta:paragraph-count="8" meta:word-count="590" meta:character-count="3995"/>
  </office:meta>
</office:document-meta>
</file>